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ERFIL_USUARI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Usuario que interactúa con el sistem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que van a ver los demás usuarios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Foto del usuario que verán los demás</text:p>
            <text:p> Usuarios</text:p>
          </table:table-cell>
          <table:covered-table-cell table:number-columns-repeated="2"/>
        </table:table-row>
        <table:table-row table:style-name="ro1" table:number-rows-repeated="3">
          <table:table-cell table:style-name="ce3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UEN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Apartado con los datos de la cuenta del usuari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Email con el que se registró el usuari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Usuario que se registró en el sistema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nombre_identificativ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 </text:p>
            <text:p>Unique</text:p>
          </table:table-cell>
          <table:table-cell office:value-type="string" calcext:value-type="string" table:number-columns-spanned="3" table:number-rows-spanned="1">
            <text:p>Nombre con el que se identifica cada </text:p>
            <text:p>Usuario (no visible)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  <text:p>Unique</text:p>
          </table:table-cell>
          <table:table-cell office:value-type="string" calcext:value-type="string" table:number-columns-spanned="3" table:number-rows-spanned="1">
            <text:p>Contraseña de login del usua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echa_na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Fecha de nacimiento del usua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ais_r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País de residencia del usuari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remium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 si el usuario es premium o no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MÉTODO_DE_PAG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Método de pago del cliente para pagar la suscripción a premi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um_tarj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Número que identifica a una tarje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_titula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poseedor de la tarje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echa_c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Fecha de caducidad de la tarje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Código de seguridad de la tarjeta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UENTA-MÉTODO_DE_PAG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cada cuenta y sus métodos de pag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email_ cuent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Email que está relacionado con el método de pago</text:p>
            <text:p>Referencia a la tabla CUENTA (email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num_tarj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úmero de tarjeta del método de pago</text:p>
            <text:p>REFERENCIA A LA TABLA MÉTODO_PAGO (num_tarj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leccionada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 si el método de pago es el seleccionado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SEGUIDOR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seguidores que tiene un usuari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seguido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seguidor</text:p>
            <text:p>REFERENCIA A LA TABLA PERFIL_USUARIO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SEGUID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usuarios que un usuario sigue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seguid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seguido</text:p>
            <text:p>REFERENCIA A LA TABLA PERFIL_USUARIO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ERFIL_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Perfil de un creador de 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perfil de podcas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Foto del perfil podcas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Descripción acerca del podcast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ATEGORIA_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Categoría a la que puede pertenecer un 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 la categoría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ERFIL_PODCAST-CATEGORIA_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categorías a las que pertenece un 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odca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podcast</text:p>
            <text:p><text:span text:style-name="T1">REFERENCIA A LA TABLA PERFIL_PODCAST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tegori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tegoría</text:p>
            <text:p>REFERENCIA A LA TABLA CATEGORIA_PODCAST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APITULO_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Capítulo que tiene un 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Titulo del capítul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Descripción del capítul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uració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Duración del capítul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explícit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ción de si el capítulo es explíci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ortad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Portada del capítulo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fecha_publicac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Autogenerado por el SGBD una vez se publica en el </text:p>
            <text:p>Sistem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erfil_podca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podcast</text:p>
            <text:p>REFERENCIA A LA TABLA PERFIL_PODCAST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PODCAST_FAV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 usuario y sus podcasts favorito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</text:p>
            <text:p><text:span text:style-name="T1">REFERENCIA A LA TABLA PERFIL_USUARIO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odca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podcast</text:p>
            <text:p>REFERENCIA A LA TABLA PERFIL_PODCAST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LAYLIST-CAPITULO_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capítulos que hay en una playli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playlist</text:p>
            <text:p><text:span text:style-name="T1">REFERENCIA A LA TABLA PLAYLIST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pitulo_podca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capitulo podcast</text:p>
            <text:p>REFERENCIA A LA TABLA CAPITULO_PODCAST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LAYLI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Playlist que contiene canciones y capítulo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 la playlis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Foto de la playlis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Descripción de la playlis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ública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ción de si la playlist es pública o n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olaborativa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ción de si la playlist es colaborativa o n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reado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creador de la playlist</text:p>
            <text:p><text:span text:style-name="T1">REFERENCIA A LA TABLA PERFIL_USUARIO (id)</text:span>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TEMATIC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Temática a la que puede pertenecer una playli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 la temátic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Foto de la temática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LAYLIST-TEMATIC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playlist y temáticas a las que pertenece (solo para playlists creadas por</text:p>
            <text:p>El sistema)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playlist</text:p>
            <text:p><text:span text:style-name="T1">REFERENCIA A LA TABLA PLAYLIST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tematic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tematica</text:p>
            <text:p>REFERENCIA A LA TABLA TEMATICA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LABOR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usuario colaborador y playlist en la que colabor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</text:p>
            <text:p><text:span text:style-name="T1">REFERENCIA A LA TABLA PERFIL_USUARIO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playlist</text:p>
            <text:p><text:span text:style-name="T1">REFERENCIA A LA TABLA PLAYLIST (id)</text:span>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PLAYLIST_FAV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usuario y sus playlists favorita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</text:p>
            <text:p><text:span text:style-name="T1">REFERENCIA A LA TABLA PERFIL_USUARIO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playlist</text:p>
            <text:p><text:span text:style-name="T1">REFERENCIA A LA TABLA PLAYLIST (id)</text:span>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escargada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ción de si la playlist está descargada o no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ANCIO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Cancion que tiene un a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Titulo de la can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ortad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Portada de la can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urac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Duración de la can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explícita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ción de si es explíci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um_repr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úmero de reproducciones totales que tiene la cancio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lbu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lbum al que pertenece la cancion</text:p>
            <text:p>REFERENCIA A LA TABLA ALBUM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LAYLIST-CANCIO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playlist y las canciones que contiene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playlist</text:p>
            <text:p><text:span text:style-name="T1">REFERENCIA A LA TABLA PLAYLIST (id)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nc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ncion</text:p>
            <text:p><text:span text:style-name="T1">REFERENCIA A LA TABLA CANCION (id)</text:span>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HIST_REPROD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Historial de reproducciones de un usuari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fecha_ini</text:p>
          </table:table-cell>
          <table:table-cell office:value-type="string" calcext:value-type="string">
            <text:p>Date</text:p>
          </table:table-cell>
          <table: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echa_fi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 table:number-columns-spanned="3" table:number-rows-spanned="1">
            <text:p>Fecha de fin de reproducción del contenid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Identificador de la playlist </text:p>
            <text:p>REFERENCIA A LA TABLA PLAYLIST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nc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ncion</text:p>
            <text:p>REFERENCIA A LA TABLA CAN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lbum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Identificador del album </text:p>
            <text:p>REFERENCIA A LA TABLA ALBUM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CANCION_FAV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un usuario y sus canciones favorita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nc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ncion</text:p>
            <text:p>REFERENCIA A LA TABLA CANCION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GENERO_CANCIO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Género al que puede pertenecer una cancio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género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ANCION-GENER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una cancion y su géner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nc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ncion</text:p>
            <text:p>REFERENCIA A LA TABLA CAN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gener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género</text:p>
            <text:p>REFERENCIA A LA TABLA GENERO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A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Album de un art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ítul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Títutlo del álbum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ortad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Portada del álbum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fecha_salid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Fecha de salida del álbum</text:p>
            <text:p><text:span text:style-name="T1">Autogenerado por el SGBD</text:span>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tipo_albu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tipo de álbum que es</text:p>
            <text:p>REFERENCIA A LA TABLA TIPO_ALBUM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TIPO_A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Tipo que puede ser un á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Tipo que puede ser el álbum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ALBUM_FAV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de un usuario y sus álbumes favorito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lbu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ábum</text:p>
            <text:p>REFERENCIA A LA TABLA ALBUM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PERFIL_ART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Perfil de un artista que publica álbume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artis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to_perfi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Foto de perfil del artis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to_bann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Foto de banner del artis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omentari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Comentario acerca del artista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FOTOS_ART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Fotos que puede publicar un artista en su perfil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 table:number-columns-spanned="3" table:number-rows-spanned="1">
            <text:p>Ruta de la foto en el sistem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rtist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ista</text:p>
            <text:p>REFERENCIA A LA TABLA PERFIL_ARTISTA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ARTISTA-A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 artista y sus álbume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lbu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lbum </text:p>
            <text:p>REFERENCIA A LA TABLA ALBUM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rtist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ista</text:p>
            <text:p>REFERENCIA A LA TABLA ARTISTA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ARTISTA_FAV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 usuario y sus artistas favorito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rtist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ista</text:p>
            <text:p>REFERENCIA A LA TABLA ARTISTA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RED_SOCIAL_ART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d social que puede tener un art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_re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 la red soci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Url del perfil del artista en la red social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rtist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ista</text:p>
            <text:p>REFERENCIA A LA TABLA ARTISTA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MERCHANDISING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Merchandising que un artista puede anunciar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artícul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 table:number-columns-spanned="3" table:number-rows-spanned="1">
            <text:p>Descripción del artícul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URL del artículo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ARTISTA-MERCHANDISING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artista y el merchandising que anunci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rtist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ista</text:p>
            <text:p>REFERENCIA A LA TABLA ARTISTA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merchandisin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ículo</text:p>
            <text:p>REFERENCIA A LA TABLA MERCHANDISING (id)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NCIERT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Concierto en el que puede actuar un art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concier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iuda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Ciudad del concier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Fecha del concier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URL del concierto</text:p>
          </table:table-cell>
          <table:covered-table-cell table:number-columns-repeated="2"/>
        </table:table-row>
        <table:table-row table:style-name="ro1" table:number-rows-repeated="3">
          <table:table-cell table:style-name="ce4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ARTISTA-CONCIERT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artista y conciertos a los que puede ir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rtist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rtista</text:p>
            <text:p>REFERENCIA A LA TABLA ARTISTA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onciert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concierto</text:p>
            <text:p>REFERENCIA A LA TABLA CONCIERTO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LA_REPRODUCCIÓ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Cola de reproducción de un usuari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um_ord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úmero que indica el orden de preferenci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LA-CAPITUL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a cola de reproducción y un capítulo podca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ol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ola </text:p>
            <text:p>REFERENCIA A LA TABLA COLA_REPRODUC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pitul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capitulo </text:p>
            <text:p>REFERENCIA A LA TABLA CAPITULO_PODCAST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LA-CANCIO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a cola de reproducción y una canción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ol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ola </text:p>
            <text:p>REFERENCIA A LA TABLA COLA_REPRODUC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nc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ncion </text:p>
            <text:p>REFERENCIA A LA TABLA CANCION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LA-A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a cola de reproducción y un álbum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ol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ola </text:p>
            <text:p>REFERENCIA A LA TABLA COLA_REPRODUC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lbu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ábum </text:p>
            <text:p>REFERENCIA A LA TABLA ALBUM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COLA-PLAYLI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a cola de reproducción y una playlist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ol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ola </text:p>
            <text:p>REFERENCIA A LA TABLA COLA_REPRODUC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playlis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playlist </text:p>
            <text:p>REFERENCIA A LA TABLA PLAYLIST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CAPITULO_PODCAST_FAV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 usuario y sus capitulos podcast favorito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pitul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capitulo</text:p>
            <text:p>REFERENCIA A LA TABLA CAPITULO_PODCAST (id)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NUMERO_P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a canción y un álbum indicando su número de pis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canc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 la cancion </text:p>
            <text:p>REFERENCIA A LA TABLA CANCION (id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_albu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album  </text:p>
            <text:p>REFERENCIA A LA TABLA ALBUM (id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um_pis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úmero de pista de la canción en ese álbum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DISPOSTIV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Dispositivo en el que se ha instalado Spotify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 table:number-columns-spanned="3" table:number-rows-spanned="1">
            <text:p>Autogenerado por el SGB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Nombre del dispositivo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Tipo de dispositivo</text:p>
          </table:table-cell>
          <table:covered-table-cell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la</text:p>
          </table:table-cell>
          <table:covered-table-cell table:style-name="ce5"/>
          <table:table-cell table:style-name="ce9" office:value-type="string" calcext:value-type="string" table:number-columns-spanned="5" table:number-rows-spanned="1">
            <text:p>USUARIO-DISPOSITIV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escripción</text:p>
          </table:table-cell>
          <table:covered-table-cell table:style-name="ce1"/>
          <table:table-cell table:style-name="ce9" office:value-type="string" calcext:value-type="string" table:number-columns-spanned="5" table:number-rows-spanned="1">
            <text:p>Relación entre un usuario y sus dispositivos vinculados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table:style-name="ce1" office:value-type="string" calcext:value-type="string">
            <text:p>Clav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 table:number-columns-spanned="3" table:number-rows-spanned="1">
            <text:p>Descripción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FK</text:p>
          </table:table-cell>
          <table:table-cell office:value-type="string" calcext:value-type="string">
            <text:p>id_dispositiv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dispositivo</text:p>
            <text:p>REFERENCIA A LA TABLA DISPOSITIVO (id)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FK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dentificador del usuario </text:p>
            <text:p>REFERENCIA A LA TABLA PERFIL_USUARIO (id)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en_us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 table:number-columns-spanned="3" table:number-rows-spanned="1">
            <text:p>Indica si se está usando el dispositivo actualmente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1:58:09.6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2T11:41:29.665000000</meta:creation-date>
    <dc:date>2022-04-19T12:09:13.950000000</dc:date>
    <meta:editing-duration>PT2H4M42S</meta:editing-duration>
    <meta:editing-cycles>40</meta:editing-cycles>
    <meta:generator>LibreOffice/7.2.5.2$Windows_X86_64 LibreOffice_project/499f9727c189e6ef3471021d6132d4c694f357e5</meta:generator>
    <meta:document-statistic meta:table-count="1" meta:cell-count="992" meta:object-count="0"/>
  </office:meta>
</office:document-meta>
</file>